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9c03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79c03" style:font-style-asian="normal" style:font-weight-asian="normal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79c03" style:font-size-asian="18pt" style:font-style-asian="normal" style:font-weight-asian="normal" style:font-size-complex="18pt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 officeooo:rsid="0017a77d" style:font-size-asian="18pt" style:font-style-asian="normal" style:font-weight-asian="normal" style:font-size-complex="18pt"/>
    </style:style>
    <style:style style:name="T7" style:family="text">
      <style:text-properties officeooo:rsid="00179c03"/>
    </style:style>
    <style:style style:name="T8" style:family="text">
      <style:text-properties officeooo:rsid="0017a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he People’s Assembly, convening on the </text:span><text:span text:style-name="T6">4th</text:span><text:span text:style-name="T4"> of </text:span><text:span text:style-name="T6">November</text:span><text:span text:style-name="T4"> 2020 under the </text:span><text:span text:style-name="T5">30th</text:span><text:span text:style-name="T4"> PA Meeting.</text:span></text:p>
      <text:p text:style-name="P1"/>
      <text:p text:style-name="P1">The Assembly, recognising the current situation,</text:p>
      <text:p text:style-name="P1"/>
      <text:p text:style-name="P4"><text:span text:style-name="T3">Constitutes the need to clarify the worldborder as TC responsibility under a new TC.5 and clarify its size (10K)</text:span></text:p>
      <text:p text:style-name="P1"/>
      <text:p text:style-name="P1">And proceeds.</text:p>
      <text:p text:style-name="P1"/>
      <text:p text:style-name="P1">Signed by,</text:p>
      <text:p text:style-name="P1">_<text:span text:style-name="T7">yoran_</text:span></text:p>
      <text:p text:style-name="P1"/>
      <text:p text:style-name="P1"/>
      <text:p text:style-name="P1"/>
      <text:p text:style-name="Standard"><text:span text:style-name="T1">[</text:span><text:span text:style-name="T2">Motion 30-5: To clarify the worldborder as TC responsibility under a new TC.5 and clarify its size (10K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29:28.485068514</dc:date>
    <meta:editing-duration>PT1M28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63" meta:character-count="383" meta:non-whitespace-character-count="327"/>
  </office:meta>
</office:document-meta>
</file>